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95a5a6" draw:textarea-horizontal-align="justify" draw:textarea-vertical-align="middle" draw:auto-grow-height="false" fo:min-height="12.59cm" fo:min-width="0.4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182cm" fo:min-width="0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476cm" fo:min-width="0.24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5a5a6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style:font-name="Noto Sans" fo:font-size="10pt" fo:font-weight="bold" style:font-size-asian="18pt" style:font-size-complex="18pt"/>
    </style:style>
    <style:style style:name="T1" style:family="text">
      <style:text-properties style:font-name="Noto Sans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8cm" svg:height="12.84cm" svg:x="0cm" svg:y="0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1cm" svg:height="0.61cm" svg:x="0.185cm" svg:y="1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43cm" svg:height="0.73cm" svg:x="0.12cm" svg:y="0.737cm">
          <draw:text-box>
            <text:p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7T13:48:13.040493563</meta:creation-date>
    <dc:date>2017-11-23T13:35:28.594065869</dc:date>
    <meta:editing-duration>PT2H33M34S</meta:editing-duration>
    <meta:editing-cycles>23</meta:editing-cycles>
    <meta:generator>LibreOffice/5.4.3.2$Linux_X86_64 LibreOffice_project/40m0$Build-2</meta:generator>
    <meta:document-statistic meta:object-count="3"/>
  </office:meta>
</office:document-meta>
</file>